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C5A0000085BD00005C9BB65996D5.svg" manifest:media-type="image/svg+xml"/>
  <manifest:file-entry manifest:full-path="Pictures/10000001000003520000024CC05FAB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4.236cm" svg:height="23.706cm" svg:x="0cm" svg:y="0cm">
          <draw:image xlink:href="Pictures/1001C5A0000085BD00005C9BB65996D5.svg" xlink:type="simple" xlink:show="embed" xlink:actuate="onLoad" draw:mime-type="image/svg+xml">
            <text:p/>
          </draw:image>
          <draw:image xlink:href="Pictures/10000001000003520000024CC05FAB0F.png" xlink:type="simple" xlink:show="embed" xlink:actuate="onLoad" draw:mime-type="image/png"/>
        </draw:frame>
        <draw:frame draw:style-name="gr2" draw:text-style-name="P2" draw:layer="layout" svg:width="15.25cm" svg:height="1.25cm" svg:x="11.428cm" svg:y="0.428cm">
          <draw:text-box>
            <text:p text:style-name="P1">Autor: William O Lozano 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es-419" fo:language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78cm" fo:margin-bottom="1.178cm" fo:margin-left="1.178cm" fo:margin-right="1.178cm" fo:page-width="34.237cm" fo:page-height="23.7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9-17T12:25:40.861648800</dc:date>
    <meta:editing-duration>PT34S</meta:editing-duration>
    <meta:editing-cycles>1</meta:editing-cycles>
    <meta:document-statistic meta:object-count="2"/>
    <meta:generator>LibreOffice/25.2.5.2$Windows_X86_64 LibreOffice_project/03d19516eb2e1dd5d4ccd751a0d6f35f35e08022</meta:generator>
  </office:meta>
</office:document-meta>
</file>